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5f_1">
      <style:graphic-properties svg:stroke-width="0.01cm" draw:marker-start-width="0.17cm" draw:marker-end-width="0.17cm" draw:fill="none" draw:textarea-vertical-align="middle" fo:padding-top="0.105cm" fo:padding-bottom="0.105cm" fo:padding-left="0.23cm" fo:padding-right="0.23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6.997cm" style:use-optimal-column-width="false"/>
    </style:style>
    <style:style style:name="co2" style:family="table-column">
      <style:table-column-properties style:column-width="7.009cm" style:use-optimal-column-width="false"/>
    </style:style>
    <style:style style:name="ro1" style:family="table-row">
      <style:table-row-properties style:row-height="5.248cm"/>
    </style:style>
    <style:style style:name="ro2" style:family="table-row">
      <style:table-row-properties style:row-height="5.254cm"/>
    </style:style>
    <style:style style:name="ce1" style:family="table-cell">
      <loext:graphic-properties draw:fill-color="#dddddd" style:repeat="repeat" draw:textarea-vertical-align="middle"/>
      <style:paragraph-properties fo:text-align="end" fo:border="0.57pt solid #000000"/>
      <style:text-properties fo:color="#000000" fo:font-size="22pt" style:font-size-asian="22pt" style:font-size-complex="22pt"/>
    </style:style>
    <style:style style:name="ce2" style:family="table-cell">
      <loext:graphic-properties draw:fill-color="#dddddd" style:repeat="repeat" draw:textarea-vertical-align="middle"/>
      <style:paragraph-properties fo:text-align="center" fo:border-left="0.57pt solid #000000" fo:border-right="0.57pt solid #000000" fo:border-top="0.57pt solid #000000" fo:border-bottom="none"/>
      <style:text-properties style:use-window-font-color="true" fo:font-size="18pt" style:font-size-asian="22pt" style:font-size-complex="22pt"/>
    </style:style>
    <style:style style:name="ce3" style:family="table-cell">
      <loext:graphic-properties draw:fill-color="#dddddd" style:repeat="repeat" draw:textarea-vertical-align="middle"/>
      <style:paragraph-properties fo:text-align="center" fo:border="0.57pt solid #000000"/>
      <style:text-properties style:use-window-font-color="true" fo:font-size="22pt" style:font-size-asian="22pt" style:font-size-complex="22pt"/>
    </style:style>
    <style:style style:name="ce4" style:family="table-cell">
      <loext:graphic-properties draw:fill-color="#dddddd" style:repeat="repeat" draw:textarea-vertical-align="middle"/>
      <style:paragraph-properties fo:text-align="center" fo:border-left="0.57pt solid #000000" fo:border-right="none" fo:border-top="0.57pt solid #000000" fo:border-bottom="0.57pt solid #000000"/>
      <style:text-properties fo:font-size="18pt" style:font-size-asian="22pt" style:font-size-complex="22pt"/>
    </style:style>
    <style:style style:name="ce5" style:family="table-cell">
      <loext:graphic-properties draw:fill-color="#99cc66" style:repeat="repeat" draw:textarea-vertical-align="middle"/>
      <style:paragraph-properties fo:text-align="center" fo:border-left="1.13pt solid #ff3333" fo:border-right="1.13pt solid #ff3333" fo:border-top="1.13pt solid #ff3333" fo:border-bottom="0.57pt solid #000000"/>
      <style:text-properties style:use-window-font-color="true" fo:font-size="18pt" fo:background-color="#009900" style:font-size-asian="22pt" style:font-size-complex="22pt"/>
    </style:style>
    <style:style style:name="ce6" style:family="table-cell">
      <loext:graphic-properties draw:fill-color="#99cc66" style:repeat="repeat" draw:textarea-vertical-align="middle"/>
      <style:paragraph-properties fo:text-align="center" fo:border-left="none" fo:border-right="0.57pt solid #000000" fo:border-top="0.57pt solid #000000" fo:border-bottom="0.57pt solid #000000"/>
      <style:text-properties style:use-window-font-color="true" fo:font-size="18pt" style:font-size-asian="22pt" style:font-size-complex="22pt"/>
    </style:style>
    <style:style style:name="ce7" style:family="table-cell">
      <loext:graphic-properties draw:fill-color="#99cc66" style:repeat="repeat" draw:textarea-vertical-align="middle"/>
      <style:paragraph-properties fo:text-align="center" fo:border="0.57pt solid #000000"/>
      <style:text-properties style:use-window-font-color="true" fo:font-size="22pt" style:font-size-asian="22pt" style:font-size-complex="22pt"/>
    </style:style>
    <style:style style:name="ce8" style:family="table-cell">
      <loext:graphic-properties draw:fill-color="#99cc66" style:repeat="repeat" draw:textarea-vertical-align="middle"/>
      <style:paragraph-properties fo:text-align="center" fo:border-left="1.13pt solid #ff3333" fo:border-right="1.13pt solid #ff3333" fo:border-top="0.57pt solid #000000" fo:border-bottom="0.57pt solid #000000"/>
      <style:text-properties style:use-window-font-color="true" fo:font-size="18pt" style:font-size-asian="22pt" style:font-size-complex="22pt"/>
    </style:style>
    <style:style style:name="ce9" style:family="table-cell">
      <loext:graphic-properties draw:fill-color="#99cc66" style:repeat="repeat" draw:textarea-vertical-align="middle"/>
      <style:paragraph-properties fo:text-align="center" fo:border-left="1.13pt solid #ff3333" fo:border-right="1.13pt solid #ff3333" fo:border-top="0.57pt solid #000000" fo:border-bottom="1.13pt solid #ff3333"/>
      <style:text-properties fo:font-size="18pt" style:font-size-asian="22pt" style:font-size-complex="22pt"/>
    </style:style>
    <style:style style:name="ce10" style:family="table-cell">
      <loext:graphic-properties draw:fill-color="#99cc66" style:repeat="repeat" draw:textarea-vertical-align="middle"/>
      <style:paragraph-properties fo:text-align="center" fo:border-left="none" fo:border-right="0.57pt solid #000000" fo:border-top="0.57pt solid #000000" fo:border-bottom="0.57pt solid #000000"/>
      <style:text-properties fo:font-size="18pt" style:font-size-asian="22pt" style:font-size-complex="22pt"/>
    </style:style>
    <style:style style:name="ce11" style:family="table-cell">
      <loext:graphic-properties draw:fill-color="#ff9900" style:repeat="repeat" draw:textarea-vertical-align="middle"/>
      <style:paragraph-properties fo:text-align="center" fo:border="0.57pt solid #000000"/>
      <style:text-properties fo:color="#800000" fo:font-size="22pt" style:font-size-asian="22pt" style:font-size-complex="22pt"/>
    </style:style>
    <style:style style:name="P1" style:family="paragraph">
      <style:paragraph-properties fo:text-align="end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  <style:text-properties fo:font-size="18pt" fo:background-color="#009900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2pt" fo:language="fr" fo:country="FR" style:font-size-asian="22pt" style:font-size-complex="22pt"/>
    </style:style>
    <style:style style:name="T2" style:family="text">
      <style:text-properties style:use-window-font-color="true" fo:font-size="22pt" style:font-size-asian="22pt" style:font-size-complex="22pt"/>
    </style:style>
    <style:style style:name="T3" style:family="text">
      <style:text-properties style:use-window-font-color="true" fo:font-size="22pt" fo:language="en" fo:country="US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use-window-font-color="true" fo:font-size="16pt" style:font-size-asian="16pt" style:font-size-complex="16pt"/>
    </style:style>
    <style:style style:name="T8" style:family="text">
      <style:text-properties style:use-window-font-color="true" fo:font-size="18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Standard_5f_1" draw:layer="layout" svg:width="27.999cm" svg:height="20.997cm" svg:x="0cm" svg:y="0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1"><text:span text:style-name="T1">Configuration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3"><text:span text:style-name="T1">Platform</text:span></text:p>
              </table:table-cell>
              <table:table-cell table:style-name="ce2">
                <text:p text:style-name="P2"><text:span text:style-name="T2">Compiler and</text:span></text:p>
                <text:p text:style-name="P2"><text:span text:style-name="T2">Matlab </text:span></text:p>
              </table:table-cell>
              <table:table-cell table:number-columns-spanned="2">
                <text:p text:style-name="P2"><text:span text:style-name="T3">Integrated</text:span><text:span text:style-name="T2"> </text:span><text:span text:style-name="T3">Development</text:span><text:span text:style-name="T2"> </text:span><text:span text:style-name="T3">Environment</text:span></text:p>
                <text:p text:style-name="P2"><text:span text:style-name="T2">IDE</text:span></text:p>
              </table:table-cell>
              <table:covered-table-cell/>
            </table:table-row>
            <table:table-row table:style-name="ro1">
              <table:table-cell table:style-name="ce4">
                <text:p text:style-name="P2"><text:span text:style-name="T4">LINUX</text:span></text:p>
              </table:table-cell>
              <table:table-cell table:style-name="ce5">
                <text:p text:style-name="P4"><text:span text:style-name="T5">GCC </text:span><text:span text:style-name="T6">(Version &lt; v5.0)</text:span></text:p>
                <text:p text:style-name="P4"><text:span text:style-name="T5"/></text:p>
                <text:p text:style-name="P4"><text:span text:style-name="T5">Matlab </text:span><text:span text:style-name="T6">(V &gt; 2013)</text:span></text:p>
              </table:table-cell>
              <table:table-cell table:style-name="ce6" table:number-columns-spanned="2">
                <text:p text:style-name="P2"><text:span text:style-name="T2">Code ::Blocks </text:span><text:span text:style-name="T7">(with GCC)</text:span></text:p>
              </table:table-cell>
              <table:covered-table-cell table:style-name="ce7"/>
            </table:table-row>
            <table:table-row table:style-name="ro1">
              <table:table-cell table:style-name="ce4">
                <text:p text:style-name="P2"><text:span text:style-name="T4">MAC OS X</text:span></text:p>
              </table:table-cell>
              <table:table-cell table:style-name="ce8">
                <text:p text:style-name="P2"><text:span text:style-name="T2">Clang</text:span></text:p>
                <text:p text:style-name="P2"><text:span text:style-name="T2"/></text:p>
                <text:p text:style-name="P2"><text:span text:style-name="T2">Matlab</text:span><text:span text:style-name="T8"> </text:span><text:span text:style-name="T7">(V &gt; 2013)</text:span></text:p>
              </table:table-cell>
              <table:table-cell table:style-name="ce6">
                <text:p text:style-name="P2"><text:span text:style-name="T2">Code ::Blocks</text:span></text:p>
                <text:p text:style-name="P2"><text:span text:style-name="T7">(with Clang)</text:span></text:p>
              </table:table-cell>
              <table:table-cell table:style-name="ce7">
                <text:p text:style-name="P2"><text:span text:style-name="T2">Xcode</text:span></text:p>
              </table:table-cell>
            </table:table-row>
            <table:table-row table:style-name="ro2">
              <table:table-cell table:style-name="ce4">
                <text:p text:style-name="P2"><text:span text:style-name="T4">WINDOWS</text:span></text:p>
              </table:table-cell>
              <table:table-cell table:style-name="ce9">
                <text:p text:style-name="P2"><text:span text:style-name="T4">GCC</text:span><text:span text:style-name="T9"> </text:span><text:span text:style-name="T6">(MinGW Version 4.9 &amp; 5.3)</text:span></text:p>
                <text:p text:style-name="P2"><text:span text:style-name="T6"/></text:p>
                <text:p text:style-name="P2"><text:span text:style-name="T4">Matlab</text:span><text:span text:style-name="T9"> </text:span><text:span text:style-name="T6">(V &gt; 2013)</text:span></text:p>
              </table:table-cell>
              <table:table-cell table:style-name="ce10">
                <text:p text:style-name="P2"><text:span text:style-name="T4">Code ::Blocks</text:span></text:p>
                <text:p text:style-name="P2"><text:span text:style-name="T6">(with GCC)</text:span></text:p>
              </table:table-cell>
              <table:table-cell table:style-name="ce11">
                <text:p text:style-name="P2"><text:span text:style-name="T4">Visual Studio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" draw:text-style-name="P5" draw:layer="layout" svg:x1="0cm" svg:y1="0cm" svg:x2="7cm" svg:y2="5.2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andard_5f_1">
      <style:graphic-properties draw:stroke-dash="Dashed_20__28_var_29__20_3" svg:stroke-width="0.05cm" svg:stroke-color="#000000" draw:marker-start-width="0.28cm" draw:marker-end-width="0.28cm" draw:fill="none" draw:fill-gradient-name="Gradient_20_2" draw:fill-hatch-name="Hatching_20_1" draw:fill-image-name="Bitmap_20_1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man </meta:initial-creator>
    <meta:creation-date>2016-10-28T16:30:36.761761900</meta:creation-date>
    <dc:date>2016-10-28T16:31:05.323906143</dc:date>
    <dc:creator>aleman </dc:creator>
    <meta:editing-duration>PT28S</meta:editing-duration>
    <meta:editing-cycles>1</meta:editing-cycles>
    <meta:document-statistic meta:object-count="25"/>
    <meta:generator>LibreOffice/5.0.6.2$Linux_X86_64 LibreOffice_project/00$Build-2</meta:generator>
  </office:meta>
</office:document-meta>
</file>